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300000053B8DA32D939EC3605.png" manifest:media-type="image/png"/>
  <manifest:file-entry manifest:full-path="Pictures/100000000000074A000000530A7B2E306FFF9A56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6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7" style:family="paragraph" style:parent-style-name="Text_20_body">
      <style:paragraph-properties fo:line-height="115%"/>
      <style:text-properties style:font-name="Liberation Serif" officeooo:paragraph-rsid="00058f33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9" style:family="paragraph" style:parent-style-name="Standard">
      <style:text-properties officeooo:paragraph-rsid="00058f33"/>
    </style:style>
    <style:style style:name="P10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1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58f33" style:font-size-asian="10.5pt" style:font-size-complex="12pt"/>
    </style:style>
    <style:style style:name="P12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c1dd1" style:font-size-asian="10.5pt" style:font-size-complex="12pt"/>
    </style:style>
    <style:style style:name="P13" style:family="paragraph" style:parent-style-name="Standard">
      <style:paragraph-properties fo:line-height="115%" style:vertical-align="middle">
        <style:tab-stops>
          <style:tab-stop style:position="7.96cm" style:type="center"/>
          <style:tab-stop style:position="17cm" style:type="right"/>
        </style:tab-stops>
      </style:paragraph-properties>
      <style:text-properties style:font-name="Liberation Serif" fo:font-size="12pt" officeooo:rsid="00026d10" officeooo:paragraph-rsid="000c1dd1" style:font-size-asian="10.5pt" style:font-size-complex="12pt"/>
    </style:style>
    <style:style style:name="P14" style:family="paragraph" style:parent-style-name="Standard">
      <style:paragraph-properties fo:line-height="115%" style:vertical-align="middle">
        <style:tab-stops>
          <style:tab-stop style:position="7.96cm" style:type="center"/>
          <style:tab-stop style:position="17.009cm" style:type="right"/>
        </style:tab-stops>
      </style:paragraph-properties>
      <style:text-properties style:font-name="Liberation Serif" fo:font-size="12pt" officeooo:rsid="00026d10" officeooo:paragraph-rsid="000c1dd1" style:font-size-asian="10.5pt" style:font-size-complex="12pt"/>
    </style:style>
    <style:style style:name="P15" style:family="paragraph" style:parent-style-name="Text_20_body" style:list-style-name="WWNum2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3b27" style:font-weight-asian="bold" style:font-weight-complex="bold"/>
    </style:style>
    <style:style style:name="T3" style:family="text">
      <style:text-properties fo:font-weight="bold" officeooo:rsid="00074b89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officeooo:rsid="00026d10" style:font-size-asian="16pt" style:font-weight-asian="bold" style:font-size-complex="16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officeooo:rsid="00058f33" style:font-size-asian="11pt" style:font-weight-asian="bold" style:font-size-complex="11pt"/>
    </style:style>
    <style:style style:name="T8" style:family="text">
      <style:text-properties fo:font-size="11pt" style:font-name-asian="Calibri1" style:font-size-asian="11pt" style:font-name-complex="Calibri1" style:font-size-complex="11pt"/>
    </style:style>
    <style:style style:name="T9" style:family="text">
      <style:text-properties fo:font-size="11pt" officeooo:rsid="00026d10" style:font-name-asian="Calibri1" style:font-size-asian="11pt" style:font-name-complex="Calibri1" style:font-size-complex="11pt"/>
    </style:style>
    <style:style style:name="T10" style:family="text">
      <style:text-properties officeooo:rsid="00026d1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6d10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5" style:family="text">
      <style:text-properties officeooo:rsid="000c1dd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NAMA MATA KULIAH</text:p>
          </table:table-cell>
          <table:table-cell table:style-name="Table1.A1" office:value-type="string">
            <text:p text:style-name="P8">Pengolahan Sinyal Digital</text:p>
          </table:table-cell>
          <table:table-cell table:style-name="Table1.A1" office:value-type="string">
            <text:p text:style-name="P8">CAPAIAN PEMBELAJARAN MATA KULIAH</text:p>
          </table:table-cell>
        </table:table-row>
        <table:table-row table:style-name="Table1.2">
          <table:table-cell table:style-name="Table1.A1" office:value-type="string">
            <text:p text:style-name="P8">KODE MATA KULIAH</text:p>
          </table:table-cell>
          <table:table-cell table:style-name="Table1.A1" office:value-type="string">
            <text:p text:style-name="P8">TE201419</text:p>
          </table:table-cell>
          <table:table-cell table:style-name="Table1.A1" table:number-rows-spanned="4" office:value-type="string">
            <text:list text:style-name="WWNum2">
              <text:list-item>
                <text:p text:style-name="P15"><text:span text:style-name="T11">Mahasiswa </text:span><text:span text:style-name="T12">mampu melakukan proses sampling (C3, A2, P2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8">SEMESTER/ SKS</text:p>
          </table:table-cell>
          <table:table-cell table:style-name="Table1.A1" office:value-type="string">
            <text:p text:style-name="P6"><text:span text:style-name="T9">V</text:span><text:span text:style-name="T8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<text:span text:style-name="T8">TANGGAL </text:span><text:span text:style-name="T9">TUGAS</text:span><text:span text:style-name="T8"> </text:span></text:p>
          </table:table-cell>
          <table:table-cell table:style-name="Table1.A1" office:value-type="string">
            <text:p text:style-name="P6"><text:span text:style-name="T9">7 Agustus </text:span><text:span text:style-name="T8">202</text:span><text:span text:style-name="T9">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8">DOSEN PENGAMPU</text:p>
          </table:table-cell>
          <table:table-cell table:style-name="Table1.A1" office:value-type="string">
            <text:p text:style-name="P8">Mifta Nur Farid, S.T., M.T.</text:p>
          </table:table-cell>
          <table:covered-table-cell table:style-name="Table1.A1"/>
        </table:table-row>
      </table:table>
      <text:p text:style-name="P9"/>
      <text:p text:style-name="P7"><text:span text:style-name="T14">K</text:span><text:span text:style-name="T13">erjakan soal di bawah ini dengan baik dan benar!</text:span></text:p>
      <text:list text:style-name="L1">
        <text:list-item>
          <text:p text:style-name="P12"><text:span text:style-name="T2">[</text:span><text:span text:style-name="T3">5</text:span><text:span text:style-name="T2">0 poin] </text:span>Diketahui suatu sinyal analog <draw:g text:anchor-type="as-char" svg:y="-0.314cm" draw:z-index="1" draw:style-name="gr1"><svg:title>TexMaths</svg:title><svg:desc>12§display§x(t)§svg§600§FALSE§</svg:desc><draw:path draw:style-name="gr9" draw:text-style-name="P16" svg:width="0.633cm" svg:height="0.376cm" svg:x="0.01cm" svg:y="0.023cm" svg:viewBox="0 0 634 377" svg:d="M0 0c211 0 423 0 634 0 0 126 0 251 0 377-211 0-423 0-634 0 0-126 0-251 0-377z"><text:p/></draw:path><draw:path draw:style-name="gr10" draw:text-style-name="P17" svg:width="0.209cm" svg:height="0.19cm" svg:x="0.001cm" svg:y="0.131cm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3 0-12 0-22-5 11-3 21-11 21-23s-10-15-16-15c-13 0-24 11-24 24 0 20 22 28 40 28 27 0 43-30 44-32 5 15 20 32 46 32 43 0 67-54 67-65 0-3-4-3-5-3-4 0-5 1-6 3-13 46-42 56-55 56-17 0-24-14-24-28 0-10 3-18 7-37 5-20 10-39 14-58z"><text:p/></draw:path><draw:path draw:style-name="gr11" draw:text-style-name="P17" svg:width="0.097cm" svg:height="0.42cm" svg:x="0.271cm" svg:y="0.001cm" svg:viewBox="0 0 98 421" svg:d="M98 416c0-1 0-1-7-9-53-54-66-133-66-197 0-73 16-146 67-198 6-6 6-6 6-7 0-4-2-5-4-5-4 0-42 29-68 83-21 46-26 92-26 127 0 33 5 83 28 131 25 52 62 80 66 80 2 0 4-1 4-5z"><text:p/></draw:path><draw:path draw:style-name="gr12" draw:text-style-name="P17" svg:width="0.129cm" svg:height="0.266cm" svg:x="0.402cm" svg:y="0.054cm" svg:viewBox="0 0 130 267" svg:d="M77 95c13 0 26 0 39 0 9 0 14 0 14-8 0-5-5-5-12-5-12 0-26 0-38 0 16-60 17-69 17-71 0-7-5-11-12-11-1 0-13 0-17 14-6 23-10 45-16 68-14 0-27 0-40 0-8 0-12 0-12 8 0 5 4 5 12 5 12 0 25 0 37 0-31 119-32 126-32 133 0 23 15 39 38 39 43 0 67-60 67-64 0-3-3-3-4-3-4 0-5 1-6 4-20 44-41 53-56 53-8 0-13-5-13-19 0-10 1-12 3-19 10-42 20-83 31-124z"><text:p/></draw:path><draw:path draw:style-name="gr13" draw:text-style-name="P17" svg:width="0.097cm" svg:height="0.42cm" svg:x="0.568cm" svg:y="0.001cm" svg:viewBox="0 0 98 421" svg:d="M98 210c0-32-4-83-27-131-25-51-63-79-66-79s-5 2-5 5c0 1 0 1 8 9 41 41 65 109 65 196 0 71-15 146-67 199-6 6-6 6-6 7 0 2 2 5 5 5s42-29 67-83c22-46 26-93 26-128z"><text:p/></draw:path></draw:g></text:p>
        </text:list-item>
      </text:list>
      <text:p text:style-name="P13"><text:tab/><draw:frame text:anchor-type="as-char" svg:y="-0.314cm" draw:z-index="2" draw:style-name="gr8" draw:text-style-name="P18" svg:width="9.612cm" svg:height="0.421cm"><draw:image xlink:href="Pictures/100000000000077300000053B8DA32D939EC3605.png" xlink:type="simple" xlink:show="embed" xlink:actuate="onLoad" draw:mime-type="image/png"><text:p/></draw:image><svg:title>TexMaths</svg:title><svg:desc>12§display§x(t) = 10\cos(2\pi 5000 t) + 5 \sin(2\pi 7500 t), \text{ untuk } t \geq 0§png§600§FALSE§</svg:desc></draw:frame><text:tab/>(<text:sequence text:ref-name="refEquation0" text:name="Equation" text:formula="ooow:Equation+1" style:num-format="1">1</text:sequence>)</text:p>
      <text:list text:continue-numbering="true" text:style-name="L1">
        <text:list-header>
          <text:p text:style-name="P11">dan di-sampling dengan sampling rate 8000 Hz.</text:p>
          <text:list>
            <text:list-item>
              <text:p text:style-name="P11">Gambarkan spektrum dari sinyal analog</text:p>
            </text:list-item>
            <text:list-item>
              <text:p text:style-name="P11">Gambarkan spektrum dari sinyal hasil sampling dari 0 hingga 20 kHz</text:p>
            </text:list-item>
            <text:list-item>
              <text:p text:style-name="P11">Apakah terjadi aliasing? Mengapa?</text:p>
            </text:list-item>
            <text:list-item>
              <text:p text:style-name="P11">Jika terjadi aliasing, maka hal apa yang perlu dilakukan agar tidak terjadi aliasing?</text:p>
            </text:list-item>
          </text:list>
        </text:list-header>
        <text:list-item>
          <text:p text:style-name="P12"><text:span text:style-name="T2">[</text:span><text:span text:style-name="T3">5</text:span><text:span text:style-name="T2">0 poin] </text:span>Diketahui suatu sinyal analog <draw:g text:anchor-type="as-char" svg:y="-0.314cm" draw:z-index="4" draw:style-name="gr1"><svg:title>TexMaths</svg:title><svg:desc>12§display§x(t)§svg§600§FALSE§</svg:desc><draw:path draw:style-name="gr2" draw:text-style-name="P16" svg:width="0.633cm" svg:height="0.376cm" svg:x="0.01cm" svg:y="0.023cm" svg:viewBox="0 0 634 377" svg:d="M0 0c211 0 423 0 634 0 0 126 0 251 0 377-211 0-423 0-634 0 0-126 0-251 0-377z"><text:p/></draw:path><draw:path draw:style-name="gr3" draw:text-style-name="P17" svg:width="0.209cm" svg:height="0.19cm" svg:x="0.001cm" svg:y="0.131cm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3 0-12 0-22-5 11-3 21-11 21-23s-10-15-16-15c-13 0-24 11-24 24 0 20 22 28 40 28 27 0 43-30 44-32 5 15 20 32 46 32 43 0 67-54 67-65 0-3-4-3-5-3-4 0-5 1-6 3-13 46-42 56-55 56-17 0-24-14-24-28 0-10 3-18 7-37 5-20 10-39 14-58z"><text:p/></draw:path><draw:path draw:style-name="gr4" draw:text-style-name="P17" svg:width="0.097cm" svg:height="0.42cm" svg:x="0.271cm" svg:y="0.001cm" svg:viewBox="0 0 98 421" svg:d="M98 416c0-1 0-1-7-9-53-54-66-133-66-197 0-73 16-146 67-198 6-6 6-6 6-7 0-4-2-5-4-5-4 0-42 29-68 83-21 46-26 92-26 127 0 33 5 83 28 131 25 52 62 80 66 80 2 0 4-1 4-5z"><text:p/></draw:path><draw:path draw:style-name="gr5" draw:text-style-name="P17" svg:width="0.129cm" svg:height="0.266cm" svg:x="0.402cm" svg:y="0.054cm" svg:viewBox="0 0 130 267" svg:d="M77 95c13 0 26 0 39 0 9 0 14 0 14-8 0-5-5-5-12-5-12 0-26 0-38 0 16-60 17-69 17-71 0-7-5-11-12-11-1 0-13 0-17 14-6 23-10 45-16 68-14 0-27 0-40 0-8 0-12 0-12 8 0 5 4 5 12 5 12 0 25 0 37 0-31 119-32 126-32 133 0 23 15 39 38 39 43 0 67-60 67-64 0-3-3-3-4-3-4 0-5 1-6 4-20 44-41 53-56 53-8 0-13-5-13-19 0-10 1-12 3-19 10-42 20-83 31-124z"><text:p/></draw:path><draw:path draw:style-name="gr6" draw:text-style-name="P17" svg:width="0.097cm" svg:height="0.42cm" svg:x="0.568cm" svg:y="0.001cm" svg:viewBox="0 0 98 421" svg:d="M98 210c0-32-4-83-27-131-25-51-63-79-66-79s-5 2-5 5c0 1 0 1 8 9 41 41 65 109 65 196 0 71-15 146-67 199-6 6-6 6-6 7 0 2 2 5 5 5s42-29 67-83c22-46 26-93 26-128z"><text:p/></draw:path></draw:g></text:p>
        </text:list-item>
      </text:list>
      <text:p text:style-name="P14"><text:tab/><draw:frame text:anchor-type="as-char" svg:y="-0.314cm" draw:z-index="3" draw:style-name="gr7" draw:text-style-name="P18" svg:width="9.404cm" svg:height="0.421cm"><draw:image xlink:href="Pictures/100000000000074A000000530A7B2E306FFF9A56.png" xlink:type="simple" xlink:show="embed" xlink:actuate="onLoad" draw:mime-type="image/png"><text:p/></draw:image><svg:title>TexMaths</svg:title><svg:desc>12§display§x(t) = 2\cos(2\pi 1000 t) + 3 \sin(2\pi 2500 t), \text{ untuk } t \geq 0§png§600§FALSE§</svg:desc></draw:frame><text:tab/>(<text:sequence text:ref-name="refEquation1" text:name="Equation" text:formula="ooow:Equation+1" style:num-format="1">2</text:sequence>)</text:p>
      <text:list text:continue-numbering="true" text:style-name="L1">
        <text:list-header>
          <text:p text:style-name="P11">dan di-sampling dengan sampling rate 8000 Hz.</text:p>
          <text:list>
            <text:list-item>
              <text:p text:style-name="P11">Gambarkan spektrum dari sinyal analog</text:p>
            </text:list-item>
            <text:list-item>
              <text:p text:style-name="P11">Gambarkan spektrum dari sinyal hasil sampling dari 0 hingga 20 kHz</text:p>
            </text:list-item>
            <text:list-item>
              <text:p text:style-name="P11">Apakah terjadi aliasing? Mengapa?</text:p>
            </text:list-item>
            <text:list-item>
              <text:p text:style-name="P11">Jika terjadi aliasing, maka hal apa yang perlu dilakukan agar tidak terjadi aliasing?</text:p>
            </text:list-item>
          </text:list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026d10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058f33" style:font-size-asian="11pt" style:font-weight-asian="bold" style:font-size-complex="11pt"/>
    </style:style>
    <style:style style:name="MT6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TUGAS</text:span><text:span text:style-name="MT3"> 1</text:span></text:p>
              <text:p text:style-name="MP3">PROGRAM STUDI TEKNIK ELEKTRO</text:p>
              <text:p text:style-name="MP2"><text:span text:style-name="MT4">Semester Gasal Tahun Ajaran 202</text:span><text:span text:style-name="MT5">3</text:span><text:span text:style-name="MT4">/202</text:span><text:span text:style-name="MT5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08-23T12:11:23.858947246">23/08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6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8-23T12:11:23.700307734</dc:date>
    <meta:editing-duration>PT11M52S</meta:editing-duration>
    <meta:editing-cycles>7</meta:editing-cycles>
    <meta:generator>LibreOffice/7.6.0.2$Linux_X86_64 LibreOffice_project/60$Build-2</meta:generator>
    <meta:document-statistic meta:table-count="2" meta:image-count="1" meta:object-count="0" meta:page-count="1" meta:paragraph-count="43" meta:word-count="179" meta:character-count="1057" meta:non-whitespace-character-count="922"/>
  </office:meta>
</office:document-meta>
</file>